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201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201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201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201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200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200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2006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200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199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199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199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199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199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199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199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199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198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198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1592" calcext:value-type="float">
            <text:p>59.9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198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8152" calcext:value-type="float">
            <text:p>62.93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1986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198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198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198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198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198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5968" calcext:value-type="float">
            <text:p>57.6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588</text:p>
          </table:table-cell>
          <table:table-cell office:value-type="string" calcext:value-type="string">
            <text:p>198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